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family-generic="roman" style:font-pitch="variable"/>
    <style:font-face style:name="Adobe Caslon Pro Bold" svg:font-family="'Adobe Caslon Pro Bold'" style:font-family-generic="roman" style:font-pitch="variable"/>
    <style:font-face style:name="Adobe Garamond Pro" svg:font-family="'Adobe Garamond Pro'" style:font-family-generic="roman"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dobe Caslon Pro Bold" fo:font-size="26pt" fo:font-weight="normal" officeooo:rsid="00193d03" style:font-size-asian="26pt" style:font-weight-asian="normal" style:font-size-complex="26pt" style:font-weight-complex="normal"/>
    </style:style>
    <style:style style:name="P2" style:family="paragraph" style:parent-style-name="Standard">
      <style:paragraph-properties fo:text-align="center" style:justify-single-word="false"/>
      <style:text-properties style:font-name="Adobe Garamond Pro" fo:font-size="14pt" fo:font-weight="normal"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Adobe Caslon Pro" fo:font-size="14pt" officeooo:rsid="00193d03" officeooo:paragraph-rsid="00193d03" style:font-size-asian="12.25pt" style:font-size-complex="14pt"/>
    </style:style>
    <style:style style:name="P4" style:family="paragraph" style:parent-style-name="Standard">
      <style:paragraph-properties fo:text-align="start" style:justify-single-word="false"/>
      <style:text-properties style:font-name="Adobe Caslon Pro" fo:font-size="14pt" officeooo:rsid="001ac6ab" officeooo:paragraph-rsid="001ac6ab" style:font-size-asian="12.25pt" style:font-size-complex="14pt"/>
    </style:style>
    <style:style style:name="P5" style:family="paragraph" style:parent-style-name="Standard">
      <style:paragraph-properties fo:text-align="start" style:justify-single-word="false"/>
      <style:text-properties style:font-name="Adobe Caslon Pro" fo:font-size="14pt" officeooo:rsid="001db06a" officeooo:paragraph-rsid="001db06a" style:font-size-asian="12.25pt" style:font-size-complex="14pt"/>
    </style:style>
    <style:style style:name="T1" style:family="text">
      <style:text-properties officeooo:rsid="001ac6ab"/>
    </style:style>
    <style:style style:name="T2" style:family="text">
      <style:text-properties officeooo:rsid="001c5c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ORY BOARD DE GAMESTORE</text:p>
      <text:p text:style-name="P2"/>
      <text:p text:style-name="P3">1. OBJETIVO PRINCIPAL</text:p>
      <text:p text:style-name="P3"/>
      <text:p text:style-name="P3">Mi objetivo es hacer una web de una tienda de videojuegos, sin usar ningún gestor de contenido, pero usando herramientas como HTML, CSS, JavaScritp y PHP de las cuales solo hemos visto 2 de ellas en clase.</text:p>
      <text:p text:style-name="P3"/>
      <text:p text:style-name="P3">La tienda la desarrollaré desde la herramienta Visual Studio Code, mi intención es hacer una tienda con información de los juegos y que puedas añadirlos a un carrito crear también un formulario para contacto, otro para iniciar sesión, también agregar algún mapa y algún que otro slider.</text:p>
      <text:p text:style-name="P3"/>
      <text:p text:style-name="P3">2. LO QUE LLEVO HASTA AHORA</text:p>
      <text:p text:style-name="P3"/>
      <text:p text:style-name="P3">Ahora mismo he tardado unas 10 – 15 horas en hacer lo que llevo hasta ahora y es he creado un index.html, un carrito.html, un catalogo.html, un sobre.html, un contacto.html y un detalle-juego.html este último será la página para el juego que se seleccione, <text:s/>es decir, <text:span text:style-name="T1">cree un objeto en js añadiéndole a él toda la información de los 25 juegos que tengo en la web, tanto el título, como ubicación de fotos, el video del tráiler, etc.</text:span></text:p>
      <text:p text:style-name="P3"/>
      <text:p text:style-name="P4">También tengo un estilos.css uno solo para todas las páginas y luego 5 archivos en js, uno slider.js que hace funcionar el slider principal, otro main.js ahi tengo el objeto con todos los datos creados de la información de los juegos, un toggle del menú de navegación para móviles que aparezca un boton para cambiar de páginas desde el menú de navegación en móvil, también en este archivo main.js está para añadir en la página detalle-juego.html dependiendo en la pagina catalogo.html (donde están todos los juegos) cuando clikes en la imagen del juego que quieras, te llevará a detalle-juego.html?id=1 si el id del juego que clikaste es el 1, así hasta el 25 juegos que hay, y en el main.js tambien hay un boton para añadir el juego que clikes al carrito de la cesta, filtrado.js es un script para en la pagina catalogo.html y la de index.html, filtrar los juegos por categoria (acción, terror, free to play, multiplayer) y plataforma (playsation, pc, xbox, nintendo), otro script carrito.js para el carrito que aparezca la informacion del juego agregado y que se vacie el carrito y demás y <text:s/>un ultimo form.js para que el form de la página contacto.html poder hacer que el usuario si ponga un correo falso o no v<text:span text:style-name="T2">á</text:span>lido que te salga un error.</text:p>
      <text:p text:style-name="P4"/>
      <text:p text:style-name="P4"/>
      <text:p text:style-name="P4"/>
      <text:p text:style-name="P4"/>
      <text:p text:style-name="P4"/>
      <text:p text:style-name="P5"><text:soft-page-break/>He creado una pagina de inicio de sesión y lo he puesto en la barra de navegación y además en la pagina de catálogo he copiado algo de la pagina de steam que es cuando el raton pasa por encima de un juego aparece una pop up a la derecha con mas información del juego y otras foto, he mejorado la barra de navegación y le quité el fideleast al form, tardé 5 horas aprox en hacer todo es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family-generic="roman" style:font-pitch="variable"/>
    <style:font-face style:name="Adobe Caslon Pro Bold" svg:font-family="'Adobe Caslon Pro Bold'" style:font-family-generic="roman" style:font-pitch="variable"/>
    <style:font-face style:name="Adobe Garamond Pro" svg:font-family="'Adobe Garamond Pro'" style:font-family-generic="roman"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0T13:08:43.946000000</meta:creation-date>
    <dc:date>2025-02-26T09:22:03.460000000</dc:date>
    <meta:editing-duration>PT9M18S</meta:editing-duration>
    <meta:editing-cycles>2</meta:editing-cycles>
    <meta:generator>LibreOffice/24.8.4.2$Windows_X86_64 LibreOffice_project/bb3cfa12c7b1bf994ecc5649a80400d06cd71002</meta:generator>
    <meta:document-statistic meta:table-count="0" meta:image-count="0" meta:object-count="0" meta:page-count="2" meta:paragraph-count="8" meta:word-count="469" meta:character-count="2624" meta:non-whitespace-character-count="2160"/>
  </office:meta>
</office:document-meta>
</file>